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-0.7201in"/>
          <style:tab-stop style:type="left" style:position="2.1347in"/>
        </style:tab-stops>
      </style:paragraph-properties>
    </style:style>
    <style:style style:name="T76" style:parent-style-name="Policepardéfaut" style:family="text">
      <style:text-properties style:text-position="super 63.6%"/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-1.7034in"/>
          <style:tab-stop style:type="left" style:position="1.1513in"/>
        </style:tab-stops>
      </style:paragraph-properties>
    </style:style>
    <style:style style:name="P7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1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2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3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5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6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7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8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89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0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1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2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3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6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8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9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0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1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2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3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5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06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7" style:parent-style-name="Paragraphedeliste" style:list-style-name="LFO6" style:family="paragraph">
      <style:paragraph-properties fo:margin-bottom="0in">
        <style:tab-stops>
          <style:tab-stop style:type="left" style:position="-5.2201in"/>
          <style:tab-stop style:type="left" style:position="-2.3652in"/>
        </style:tab-stops>
      </style:paragraph-properties>
    </style:style>
    <style:style style:name="P108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9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-2.2201in"/>
          <style:tab-stop style:type="left" style:position="0.6347in"/>
        </style:tab-stops>
      </style:paragraph-properties>
    </style:style>
    <style:style style:name="P11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9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3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6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7" style:parent-style-name="Paragraphedeliste" style:list-style-name="LFO8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8" style:parent-style-name="Normal" style:family="paragraph">
      <style:paragraph-properties fo:break-before="page" style:vertical-align="auto"/>
      <style:text-properties fo:hyphenate="true"/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0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1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32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 (Island / Artikodin niv 70)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 (persian, nostenfer, kabutops, kangourex, rinastock, steelix)</text:p>
        </text:list-item>
      </text:list>
      <text:p text:style-name="P66"/>
      <text:p text:style-name="P67">2<text:span text:style-name="T68">ème</text:span><text:s/>post game / Rival / (dracolosse/ Rinastock /<text:s/>élécable<text:s/>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</text:p>
            </text:list-item>
          </text:list>
        </text:list-item>
      </text:list>
      <text:p text:style-name="P75">3<text:span text:style-name="T76">ème</text:span><text:s/>post game / VS Prof.D (dracaufeu, dracolosse, éléctor, sulfura, articodin, mewtwo, mew)</text:p>
      <text:list text:style-name="LFO5" text:continue-numbering="true">
        <text:list-item>
          <text:p text:style-name="P77">Forêt akagera Giratina (niv. 100)</text:p>
        </text:list-item>
      </text:list>
      <text:p text:style-name="P78"/>
      <text:p text:style-name="P79">Map  (contexte) :</text:p>
      <text:list text:style-name="LFO6" text:continue-numbering="true">
        <text:list-item>
          <text:p text:style-name="P80">3 grandes villes</text:p>
          <text:list text:continue-numbering="true">
            <text:list-item>
              <text:p text:style-name="P81">Butare (arène 2)</text:p>
            </text:list-item>
            <text:list-item>
              <text:p text:style-name="P82">Kigali (Arène 7)</text:p>
            </text:list-item>
            <text:list-item>
              <text:p text:style-name="P83">Akagera (Arène 6 / National Park)</text:p>
            </text:list-item>
          </text:list>
        </text:list-item>
        <text:list-item>
          <text:p text:style-name="P84">8 villages</text:p>
          <text:list text:continue-numbering="true">
            <text:list-item>
              <text:p text:style-name="P85">Kamembe (marché)</text:p>
            </text:list-item>
            <text:list-item>
              <text:p text:style-name="P86">Binana (arène 1)</text:p>
            </text:list-item>
            <text:list-item>
              <text:p text:style-name="P87">Gashora</text:p>
            </text:list-item>
            <text:list-item>
              <text:p text:style-name="P88">Nguzi (arène 4)</text:p>
            </text:list-item>
            <text:list-item>
              <text:p text:style-name="P89">Kabarore (arène 8)</text:p>
            </text:list-item>
            <text:list-item>
              <text:p text:style-name="P90">Mabuye (arène 3)</text:p>
            </text:list-item>
            <text:list-item>
              <text:p text:style-name="P91">Gabegi</text:p>
            </text:list-item>
            <text:list-item>
              <text:p text:style-name="P92">Ndego</text:p>
            </text:list-item>
            <text:list-item>
              <text:p text:style-name="P93">Karongi</text:p>
            </text:list-item>
          </text:list>
        </text:list-item>
        <text:list-item>
          <text:p text:style-name="P94">2 Forêts</text:p>
          <text:list text:continue-numbering="true">
            <text:list-item>
              <text:p text:style-name="P95">Nyungwe</text:p>
            </text:list-item>
            <text:list-item>
              <text:p text:style-name="P96">Akagera</text:p>
            </text:list-item>
          </text:list>
        </text:list-item>
        <text:list-item>
          <text:p text:style-name="P97">1 ruines</text:p>
          <text:list text:continue-numbering="true">
            <text:list-item>
              <text:p text:style-name="P98">Mont Nyamisangi</text:p>
            </text:list-item>
          </text:list>
        </text:list-item>
        <text:list-item>
          <text:p text:style-name="P99">4 grottes</text:p>
          <text:list text:continue-numbering="true">
            <text:list-item>
              <text:p text:style-name="P100">Colline Karambo</text:p>
            </text:list-item>
            <text:list-item>
              <text:p text:style-name="P101">Colline Nyakabanda</text:p>
            </text:list-item>
            <text:list-item>
              <text:p text:style-name="P102">Colline Mugogwe</text:p>
            </text:list-item>
            <text:list-item>
              <text:p text:style-name="P103">Colline Nkanda (Red)</text:p>
            </text:list-item>
          </text:list>
        </text:list-item>
        <text:list-item>
          <text:p text:style-name="P104">1 mer (Kiwu)</text:p>
          <text:list text:continue-numbering="true">
            <text:list-item>
              <text:p text:style-name="P105">2 îles</text:p>
              <text:list text:continue-numbering="true">
                <text:list-item>
                  <text:p text:style-name="P106">Nkombo Island (arène 5)</text:p>
                </text:list-item>
                <text:list-item>
                  <text:p text:style-name="P107">Ischwa Island</text:p>
                </text:list-item>
              </text:list>
            </text:list-item>
          </text:list>
        </text:list-item>
        <text:list-item>
          <text:p text:style-name="P108">15 routes</text:p>
        </text:list-item>
        <text:list-item>
          <text:p text:style-name="P109">Ligue pokémon</text:p>
          <text:list text:continue-numbering="true">
            <text:list-item>
              <text:p text:style-name="P110">Mont<text:s/>Nyamisangi</text:p>
            </text:list-item>
          </text:list>
        </text:list-item>
      </text:list>
      <text:p text:style-name="P111"/>
      <text:p text:style-name="P112">Arènes :</text:p>
      <text:list text:style-name="LFO7" text:continue-numbering="true">
        <text:list-item>
          <text:p text:style-name="P113">Normal</text:p>
        </text:list-item>
        <text:list-item>
          <text:p text:style-name="P114">Roche</text:p>
        </text:list-item>
        <text:list-item>
          <text:p text:style-name="P115">Insecte</text:p>
        </text:list-item>
        <text:list-item>
          <text:p text:style-name="P116">Combat</text:p>
        </text:list-item>
        <text:list-item>
          <text:p text:style-name="P117">Acier</text:p>
        </text:list-item>
        <text:list-item>
          <text:p text:style-name="P118">Plante</text:p>
        </text:list-item>
        <text:list-item>
          <text:p text:style-name="P119">Electrique</text:p>
        </text:list-item>
        <text:list-item>
          <text:p text:style-name="P120">Psy</text:p>
        </text:list-item>
      </text:list>
      <text:p text:style-name="P121"/>
      <text:p text:style-name="P122">Ligue :</text:p>
      <text:list text:style-name="LFO8" text:continue-numbering="true">
        <text:list-item>
          <text:p text:style-name="P123">Poison</text:p>
        </text:list-item>
        <text:list-item>
          <text:p text:style-name="P124">Eau</text:p>
        </text:list-item>
        <text:list-item>
          <text:p text:style-name="P125">Ténèbres</text:p>
        </text:list-item>
        <text:list-item>
          <text:p text:style-name="P126">Feu</text:p>
        </text:list-item>
        <text:list-item>
          <text:p text:style-name="P127">Dragon</text:p>
        </text:list-item>
      </text:list>
      <text:p text:style-name="P128"/>
      <text:p text:style-name="P129">Textes</text:p>
      <text:p text:style-name="P130"/>
      <text:p text:style-name="P131">La team Roket à encore frappée, cette fois dans la ville de Ndego.</text:p>
      <text:p text:style-name="P132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3-20T12:28:00Z</dc:date>
    <meta:template xlink:href="Normal" xlink:type="simple"/>
    <meta:editing-cycles>30</meta:editing-cycles>
    <meta:editing-duration>PT0S</meta:editing-duration>
    <meta:document-statistic meta:page-count="1" meta:paragraph-count="4" meta:word-count="339" meta:character-count="2204" meta:row-count="15" meta:non-whitespace-character-count="1869"/>
  </office:meta>
</office:document-meta>
</file>